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hige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Inu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Mura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Noji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At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Taka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6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4-29T18:05:08.949397652</dc:date>
    <meta:editing-duration>P1DT21M6S</meta:editing-duration>
    <meta:editing-cycles>219</meta:editing-cycles>
    <meta:generator>LibreOffice/7.3.7.2$Linux_X86_64 LibreOffice_project/30$Build-2</meta:generator>
    <meta:document-statistic meta:table-count="3" meta:cell-count="12012" meta:object-count="0"/>
  </office:meta>
</office:document-meta>
</file>